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style:font-name-asian="Times New Roman" style:font-name-complex="Times New Roman" style:font-size-complex="14pt"/>
    </style:style>
    <style:style style:name="T5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11cm" svg:height="0.85cm" draw:z-index="0"><draw:image xlink:href="../../odt_eng/images/0164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XOR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81cm" svg:height="1.67cm" draw:z-index="0"><draw:image xlink:href="../../odt_eng/images/016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performs the elementwise XOR (EXCLUSIVE OR) operation for input signals. By default the unit realizes the operation for two input </text:span></text:span><text:span text:style-name="Основной_20_шрифт_20_абзаца"><text:span text:style-name="T2">signals</text:span></text:span><text:span text:style-name="Основной_20_шрифт_20_абзаца"><text:span text:style-name="T4">:</text:span></text:span></text:p>
            <text:p text:style-name="P4"><draw:frame draw:style-name="fr3" draw:name="Объект1" text:anchor-type="as-char" svg:width="8.11cm" svg:height="2.805cm" draw:z-index="0"><draw:object xlink:href="./Object 8" xlink:type="simple" xlink:show="embed" xlink:actuate="onLoad"/><draw:image xlink:href="./ObjectReplacements/Object 8" xlink:type="simple" xlink:show="embed" xlink:actuate="onLoad"/><svg:title>formula</svg:title></draw:frame></text:p>
            <text:p text:style-name="Text_20_body"><text:span text:style-name="Основной_20_шрифт_20_абзаца"><text:span text:style-name="T3">where 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title>formula</svg:title></draw:frame></text:span></text:span><text:span text:style-name="Основной_20_шрифт_20_абзаца"><text:span text:style-name="T3"> is for unit output signal (scalar),</text:span></text:span><text:span text:style-name="Основной_20_шрифт_20_абзаца"><text:span text:style-name="T3"><draw:frame draw:style-name="fr3" draw:name="Объект3" text:anchor-type="as-char" svg:width="2.693cm" svg:height="0.621cm" draw:z-index="0"><draw:object xlink:href="./Object 6" xlink:type="simple" xlink:show="embed" xlink:actuate="onLoad"/><draw:image xlink:href="./ObjectReplacements/Object 6" xlink:type="simple" xlink:show="embed" xlink:actuate="onLoad"/><svg:title>formula</svg:title></draw:frame></text:span></text:span><text:span text:style-name="Основной_20_шрифт_20_абзаца"><text:span text:style-name="T3">are for input signals (scalars).</text:span></text:span></text:p>
            <text:p text:style-name="P5">The algorithm of operation for a number of input signals exceeding two:</text:p>
            <text:p text:style-name="P4"><draw:frame draw:style-name="fr3" draw:name="Object1" text:anchor-type="as-char" svg:width="12.869cm" svg:height="1.311cm" draw:z-index="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Text_20_body"><text:span text:style-name="Основной_20_шрифт_20_абзаца"><text:span text:style-name="T5">Property</text:span></text:span>:</text:p>
            <text:list xml:id="list2046113468349124299" text:style-name="L1">
              <text:list-item>
                <text:p text:style-name="P8">Number of ports – Number of unit input signals is indicated here.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XOR</dc:title>
    <meta:initial-creator>hp</meta:initial-creator>
    <meta:creation-date>2012-02-15T21:33:00</meta:creation-date>
    <dc:date>2012-03-05T20:44:10.02</dc:date>
    <meta:editing-cycles>4</meta:editing-cycles>
    <meta:editing-duration>PT2H26M16S</meta:editing-duration>
    <dc:creator>Александр </dc:creator>
    <meta:document-statistic meta:character-count="396" meta:image-count="2" meta:object-count="4" meta:page-count="1" meta:paragraph-count="12" meta:table-count="1" meta:word-count="6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64.odt/Normal.dotm"/>
  </office:meta>
</office:document-meta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n>1,</math:mn>
                  <math:mi/>
                  <math:mi math:fontstyle="italic">if</math:mi>
                  <math:mi math:fontstyle="italic">only</math:mi>
                  <math:mi math:fontstyle="italic">one</math:mi>
                  <math:mi math:fontstyle="italic">of</math:mi>
                  <math:mi/>
                  <math:msub>
                    <math:mi>u</math:mi>
                    <math:mi>i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,</math:mn>
                  </math:mrow>
                  <math:mi/>
                  <math:mtext>and</math:mtext>
                  <math:mi math:fontstyle="italic">all</math:mi>
                  <math:mi math:fontstyle="italic">the</math:mi>
                  <math:mi math:fontstyle="italic">others</math:mi>
                  <math:mi/>
                  <math:msub>
                    <math:mi>u</math:mi>
                    <math:mi>i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n>0,</math:mn>
                  <math:mi/>
                  <math:mi math:fontstyle="italic">otherwise.</math:mi>
                </math:mrow>
              </math:mrow>
            </math:mtr>
          </math:mtable>
        </math:mrow>
      </math:mrow>
    </math:mrow>
    <math:annotation math:encoding="StarMath 5.0">y(t) = left lbrace stack{
alignl 1, ~ if only one of ~u_i(t) = 1, ~"and" all the others~u_i(t) = 0;#
alignl 0, ~ otherwise.  }
right no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n>0,</math:mn>
                  <math:mi/>
                  <math:mi math:fontstyle="italic">if</math:mi>
                  <math:mi/>
                  <math:msub>
                    <math:mi>u</math:mi>
                    <math:mn>1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,</math:mn>
                  </math:mrow>
                  <math:mi/>
                  <math:mtext>and</math:mtext>
                  <math:mi/>
                  <math:msub>
                    <math:mi>u</math:mi>
                    <math:mn>2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  <math:mtr>
              <math:mrow>
                <math:mrow>
                  <math:mn>1,</math:mn>
                  <math:mi/>
                  <math:mi math:fontstyle="italic">if</math:mi>
                  <math:mi/>
                  <math:msub>
                    <math:mi>u</math:mi>
                    <math:mn>1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,</math:mn>
                  </math:mrow>
                  <math:mi/>
                  <math:mtext>and</math:mtext>
                  <math:mi/>
                  <math:msub>
                    <math:mi>u</math:mi>
                    <math:mn>2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n>1,</math:mn>
                  <math:mi/>
                  <math:mi math:fontstyle="italic">if</math:mi>
                  <math:mi/>
                  <math:msub>
                    <math:mi>u</math:mi>
                    <math:mn>1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,</math:mn>
                  </math:mrow>
                  <math:mi/>
                  <math:mtext>and</math:mtext>
                  <math:mi/>
                  <math:msub>
                    <math:mi>u</math:mi>
                    <math:mn>2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  <math:mtr>
              <math:mrow>
                <math:mrow>
                  <math:mn>0,</math:mn>
                  <math:mi/>
                  <math:mi math:fontstyle="italic">if</math:mi>
                  <math:mi/>
                  <math:msub>
                    <math:mi>u</math:mi>
                    <math:mn>1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,</math:mn>
                  </math:mrow>
                  <math:mi/>
                  <math:mtext>and</math:mtext>
                  <math:mi/>
                  <math:msub>
                    <math:mi>u</math:mi>
                    <math:mn>2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</math:mtable>
        </math:mrow>
      </math:mrow>
    </math:mrow>
    <math:annotation math:encoding="StarMath 5.0">y(t) = left lbrace stack{
alignl 0, ~ if ~ u_1(t) = 1, ~"and" ~u_2(t) = 1;#
alignl 1, ~ if ~ u_1(t) = 1, ~"and" ~u_2(t) = 0;#
alignl 1, ~ if ~ u_1(t) = 0, ~"and" ~u_2(t) = 1;#
alignl 0, ~ if ~ u_1(t) = 0, ~"and" ~u_2(t) = 0;  }
right none
</math:annotation>
  </math:semantics>
</math:math>
</file>